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b4b1" officeooo:paragraph-rsid="000db4b1"/>
    </style:style>
    <style:style style:name="P2" style:family="paragraph" style:parent-style-name="Text_20_body">
      <style:text-properties officeooo:rsid="000db4b1" officeooo:paragraph-rsid="000ea5e4"/>
    </style:style>
    <style:style style:name="P3" style:family="paragraph" style:parent-style-name="Text_20_body">
      <style:text-properties officeooo:paragraph-rsid="000db4b1"/>
    </style:style>
    <style:style style:name="P4" style:family="paragraph" style:parent-style-name="Text_20_body">
      <style:text-properties officeooo:rsid="000ea5e4" officeooo:paragraph-rsid="000ea5e4"/>
    </style:style>
    <style:style style:name="P5" style:family="paragraph" style:parent-style-name="Text_20_body">
      <style:text-properties officeooo:rsid="00135356" officeooo:paragraph-rsid="00135356"/>
    </style:style>
    <style:style style:name="P6" style:family="paragraph" style:parent-style-name="Text_20_body">
      <style:text-properties officeooo:rsid="00160afe" officeooo:paragraph-rsid="00160afe"/>
    </style:style>
    <style:style style:name="P7" style:family="paragraph" style:parent-style-name="Text_20_body">
      <style:text-properties officeooo:rsid="00160bd5" officeooo:paragraph-rsid="00160bd5"/>
    </style:style>
    <style:style style:name="P8" style:family="paragraph" style:parent-style-name="Text_20_body">
      <style:text-properties officeooo:paragraph-rsid="001caf22"/>
    </style:style>
    <style:style style:name="P9" style:family="paragraph" style:parent-style-name="Text_20_body">
      <style:text-properties officeooo:rsid="001f38a4" officeooo:paragraph-rsid="001f38a4"/>
    </style:style>
    <style:style style:name="P10" style:family="paragraph" style:parent-style-name="Text_20_body">
      <style:text-properties officeooo:rsid="00212500" officeooo:paragraph-rsid="00212500"/>
    </style:style>
    <style:style style:name="P11" style:family="paragraph" style:parent-style-name="Text_20_body">
      <style:text-properties officeooo:rsid="0021c2f3" officeooo:paragraph-rsid="0021c2f3"/>
    </style:style>
    <style:style style:name="P12" style:family="paragraph" style:parent-style-name="Text_20_body">
      <style:text-properties officeooo:paragraph-rsid="00221142"/>
    </style:style>
    <style:style style:name="P13" style:family="paragraph" style:parent-style-name="Text_20_body">
      <style:text-properties officeooo:rsid="00230b92" officeooo:paragraph-rsid="00230b92"/>
    </style:style>
    <style:style style:name="P14" style:family="paragraph" style:parent-style-name="Text_20_body">
      <style:text-properties officeooo:paragraph-rsid="00257565"/>
    </style:style>
    <style:style style:name="P15" style:family="paragraph" style:parent-style-name="Text_20_body" style:list-style-name="L2">
      <style:paragraph-properties fo:margin-top="0in" fo:margin-bottom="0in" loext:contextual-spacing="false"/>
    </style:style>
    <style:style style:name="P16" style:family="paragraph" style:parent-style-name="Text_20_body" style:list-style-name="L2">
      <style:paragraph-properties fo:margin-top="0in" fo:margin-bottom="0in" loext:contextual-spacing="false"/>
      <style:text-properties officeooo:paragraph-rsid="00212500"/>
    </style:style>
    <style:style style:name="P17" style:family="paragraph" style:parent-style-name="Subtitle">
      <style:text-properties officeooo:rsid="00230b92" officeooo:paragraph-rsid="00230b92"/>
    </style:style>
    <style:style style:name="P18" style:family="paragraph" style:parent-style-name="Preformatted_20_Text">
      <style:text-properties officeooo:rsid="000ea5e4" officeooo:paragraph-rsid="000ea5e4"/>
    </style:style>
    <style:style style:name="P19" style:family="paragraph" style:parent-style-name="Preformatted_20_Text">
      <style:text-properties officeooo:rsid="000ea5e4" officeooo:paragraph-rsid="00257565"/>
    </style:style>
    <style:style style:name="P20" style:family="paragraph" style:parent-style-name="Preformatted_20_Text">
      <style:text-properties officeooo:rsid="00160afe" officeooo:paragraph-rsid="00160afe"/>
    </style:style>
    <style:style style:name="P21" style:family="paragraph" style:parent-style-name="Preformatted_20_Text">
      <style:text-properties officeooo:rsid="00160bd5" officeooo:paragraph-rsid="00160bd5"/>
    </style:style>
    <style:style style:name="P22" style:family="paragraph" style:parent-style-name="Preformatted_20_Text">
      <style:text-properties officeooo:paragraph-rsid="00160bd5"/>
    </style:style>
    <style:style style:name="P23" style:family="paragraph" style:parent-style-name="Preformatted_20_Text">
      <style:text-properties officeooo:rsid="000db4b1" officeooo:paragraph-rsid="00160bd5"/>
    </style:style>
    <style:style style:name="P24" style:family="paragraph" style:parent-style-name="Preformatted_20_Text">
      <style:text-properties officeooo:rsid="000db4b1" officeooo:paragraph-rsid="001e09eb"/>
    </style:style>
    <style:style style:name="P25" style:family="paragraph" style:parent-style-name="Preformatted_20_Text">
      <style:text-properties officeooo:rsid="001807e0" officeooo:paragraph-rsid="001807e0"/>
    </style:style>
    <style:style style:name="P26" style:family="paragraph" style:parent-style-name="Preformatted_20_Text">
      <style:text-properties officeooo:paragraph-rsid="0019f109"/>
    </style:style>
    <style:style style:name="P27" style:family="paragraph" style:parent-style-name="Preformatted_20_Text">
      <style:text-properties officeooo:paragraph-rsid="001e09eb"/>
    </style:style>
    <style:style style:name="P28" style:family="paragraph" style:parent-style-name="Preformatted_20_Text">
      <style:text-properties officeooo:rsid="00221142" officeooo:paragraph-rsid="00221142"/>
    </style:style>
    <style:style style:name="P29" style:family="paragraph" style:parent-style-name="Preformatted_20_Text">
      <style:paragraph-properties fo:margin-top="0in" fo:margin-bottom="0.1965in" loext:contextual-spacing="false"/>
    </style:style>
    <style:style style:name="T1" style:family="text">
      <style:text-properties officeooo:rsid="000db4b1"/>
    </style:style>
    <style:style style:name="T2" style:family="text">
      <style:text-properties officeooo:rsid="000ea5e4"/>
    </style:style>
    <style:style style:name="T3" style:family="text">
      <style:text-properties officeooo:rsid="000fce8b"/>
    </style:style>
    <style:style style:name="T4" style:family="text">
      <style:text-properties officeooo:rsid="001294c0"/>
    </style:style>
    <style:style style:name="T5" style:family="text">
      <style:text-properties officeooo:rsid="00135356"/>
    </style:style>
    <style:style style:name="T6" style:family="text">
      <style:text-properties officeooo:rsid="0014851e"/>
    </style:style>
    <style:style style:name="T7" style:family="text">
      <style:text-properties fo:font-weight="bold" style:font-weight-asian="bold" style:font-weight-complex="bold"/>
    </style:style>
    <style:style style:name="T8" style:family="text">
      <style:text-properties fo:font-weight="bold" officeooo:rsid="0014851e" style:font-weight-asian="bold" style:font-weight-complex="bold"/>
    </style:style>
    <style:style style:name="T9" style:family="text">
      <style:text-properties fo:font-weight="bold" officeooo:rsid="00221142" style:font-weight-asian="bold" style:font-weight-complex="bold"/>
    </style:style>
    <style:style style:name="T10" style:family="text">
      <style:text-properties officeooo:rsid="0015482a"/>
    </style:style>
    <style:style style:name="T11" style:family="text">
      <style:text-properties officeooo:rsid="00160bd5"/>
    </style:style>
    <style:style style:name="T12" style:family="text">
      <style:text-properties style:font-name="Liberation Serif" officeooo:rsid="00160bd5"/>
    </style:style>
    <style:style style:name="T13" style:family="text">
      <style:text-properties style:font-name="Liberation Serif" officeooo:rsid="001807e0"/>
    </style:style>
    <style:style style:name="T14" style:family="text">
      <style:text-properties officeooo:rsid="001807e0"/>
    </style:style>
    <style:style style:name="T15" style:family="text">
      <style:text-properties officeooo:rsid="0019f109"/>
    </style:style>
    <style:style style:name="T16" style:family="text">
      <style:text-properties officeooo:rsid="001caf22"/>
    </style:style>
    <style:style style:name="T17" style:family="text">
      <style:text-properties officeooo:rsid="001e09eb"/>
    </style:style>
    <style:style style:name="T18" style:family="text">
      <style:text-properties officeooo:rsid="0020702f"/>
    </style:style>
    <style:style style:name="T19" style:family="text">
      <style:text-properties officeooo:rsid="00212500"/>
    </style:style>
    <style:style style:name="T20" style:family="text">
      <style:text-properties officeooo:rsid="00221142"/>
    </style:style>
    <style:style style:name="T21" style:family="text">
      <style:text-properties officeooo:rsid="00230b92"/>
    </style:style>
    <style:style style:name="T22" style:family="text">
      <style:text-properties officeooo:rsid="0025756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etting up a Swarm of Raspberry Pi's connected by ssh through pagekite</text:p>
      <text:p text:style-name="P13">Setup Raspbian Jessie on all the RPis. One will be the frontend server for pagekite. The frontend server needs to have a public IP accessible on ports 443 and 22. It can be behind a NAT router/firewall if you can control that firewall to forward ports 443 and 22 to the ip of the frontend server.</text:p>
      <text:p text:style-name="P3"><text:span text:style-name="T1">In this example the frontend server has IP </text:span>65.118.177.151</text:p>
      <text:p text:style-name="P1">powermon.noip.me is the <text:span text:style-name="T14">frontend's</text:span> DNS name</text:p>
      <text:p text:style-name="P1">the dns name resolves to my home router, which forwards ports 22 and 443 to the frontend server<text:span text:style-name="T3">'s actual internal IP of 192.168.30.123</text:span> (a Rpi running raspbian jessie)</text:p>
      <text:p text:style-name="P2">The <text:span text:style-name="T3">kite</text:span> has <text:span text:style-name="T3">the </text:span>DNS name <text:span text:style-name="T3">powerpi1.noip.me</text:span></text:p>
      <text:p text:style-name="P2"><text:span text:style-name="T2">Kites can share the same public IP number since they have different dns names. The dns server needs to point to the public IP of the frontend server, not the IP of the kite. So if your frontend is serving 10 backends, it will have it's own DNS name plus 10 others all pointing to it's public IP. In my case I'm using noip's dynamic DNS service with the updaters all running on the frontend server. I could use static IP/dns if my server was on a fixed public IP number.</text:span></text:p>
      <text:h text:style-name="Heading_20_2" text:outline-level="2">Install the latest version of pagekite</text:h>
      <text:p text:style-name="P12"><text:span text:style-name="T20">The version of pagekite in the raspbian jessie repos </text:span><text:span text:style-name="T9">will not work!</text:span><text:span text:style-name="T20"> You need to install the latest version from the pagekite repos. (The old version of pagekite uses </text:span>SSLv3 <text:span text:style-name="T20">which is not included with Raspbian Jessie. See </text:span><text:a xlink:type="simple" xlink:href="http://pagekite.net/2016-03-08/TLS_Security_vs__The_Real_World" text:style-name="Internet_20_link" text:visited-style-name="Visited_20_Internet_20_Link"><text:span text:style-name="T20">this blog post</text:span></text:a><text:span text:style-name="T20">.) Do this on both the frontend machine and on all your pis that will be kites.</text:span></text:p>
      <text:p text:style-name="P28">echo deb http://pagekite.net/pk/deb/ pagekite main | sudo tee -a <text:s/>/etc/apt/sources.list</text:p>
      <text:p text:style-name="Preformatted_20_Text"><text:span text:style-name="Source_20_Text">sudo apt-key adv --recv-keys --keyserver keys.gnupg.net AED248B1C7B2CAC3</text:span></text:p>
      <text:p text:style-name="Preformatted_20_Text"><text:span text:style-name="Source_20_Text">sudo apt-get update</text:span></text:p>
      <text:p text:style-name="P29"><text:span text:style-name="Source_20_Text">sudo apt-get install pagekite</text:span></text:p>
      <text:h text:style-name="Heading_20_1" text:outline-level="1">Setting up a pagekite frontend server <text:span text:style-name="T21">on a RPi</text:span></text:h>
      <text:h text:style-name="Heading_20_2" text:outline-level="2">Generate certificates</text:h>
      <text:p text:style-name="P5">In order for the frontend &amp; backend to connect securely, <text:s/>generate certificates. <text:span text:style-name="T6">The name of my frontend server is “powermon.noip.me” <text:s/>so I'll use </text:span><text:span text:style-name="T8">powermon</text:span><text:span text:style-name="T6"> in the names of the .pem files so I can keep track of which frontend they are for. Substitute accordingly so the names of the files correspond with the name of your frontend server. </text:span>Do this on the frontend server:</text:p>
      <text:p text:style-name="Preformatted_20_Text"><text:span text:style-name="Source_20_Text"><text:span text:style-name="T11">sudo </text:span></text:span><text:span text:style-name="Source_20_Text">openssl req -new -x509 -keyout /etc/pagekite.d/</text:span><text:span text:style-name="Source_20_Text"><text:span text:style-name="T6">powermon</text:span></text:span><text:span text:style-name="Source_20_Text">-key.pem \</text:span></text:p>
      <text:p text:style-name="Preformatted_20_Text"><text:span text:style-name="Source_20_Text"><text:s text:c="4"/>-out /etc/pagekite.d/</text:span><text:span text:style-name="Source_20_Text"><text:span text:style-name="T6">powermon</text:span></text:span><text:span text:style-name="Source_20_Text">-cert.pem -days </text:span><text:span text:style-name="Source_20_Text"><text:span text:style-name="T5">3652</text:span></text:span><text:span text:style-name="Source_20_Text"> -nodes</text:span></text:p>
      <text:p text:style-name="Preformatted_20_Text"><text:span text:style-name="Source_20_Text"/></text:p>
      <text:p text:style-name="P6">Two files will be created powermon-key.pem, which is the private key file that should never be visible <text:soft-page-break/>publicly, and powermon-cert.pem, which is the public key that anyone can view. Pagekite wants these two combined for use by the frontend server, <text:span text:style-name="T11">so we do this with the cat command after first changing to root:</text:span></text:p>
      <text:p text:style-name="P26"><text:span text:style-name="Source_20_Text"><text:span text:style-name="T11">sudo su</text:span></text:span></text:p>
      <text:p text:style-name="P26"><text:span text:style-name="Source_20_Text">cat /etc/pagekite.d/</text:span><text:span text:style-name="Source_20_Text"><text:span text:style-name="T6">powermon</text:span></text:span><text:span text:style-name="Source_20_Text">-key.pem /etc/pagekite.d/</text:span><text:span text:style-name="Source_20_Text"><text:span text:style-name="T6">powermon</text:span></text:span><text:span text:style-name="Source_20_Text">-cert.pem \</text:span></text:p>
      <text:p text:style-name="P29"><text:span text:style-name="Source_20_Text"><text:span text:style-name="T11">&gt;</text:span></text:span><text:span text:style-name="Source_20_Text"> /etc/pagekite.d/</text:span><text:span text:style-name="Source_20_Text"><text:span text:style-name="T6">powermon-</text:span></text:span><text:span text:style-name="Source_20_Text">frontend.pem<text:line-break/></text:span><text:span text:style-name="Source_20_Text"><text:span text:style-name="T15">exit</text:span></text:span></text:p>
      <text:p text:style-name="P7">We don't need the powermon-key.pem anymore, it's been combined into powermon-frontend.pem, so we'll delete it:</text:p>
      <text:p text:style-name="P21">sudo rm -f <text:span text:style-name="Source_20_Text">/etc/pagekite.d/</text:span><text:span text:style-name="Source_20_Text"><text:span text:style-name="T6">powermon</text:span></text:span><text:span text:style-name="Source_20_Text">-key.pem</text:span></text:p>
      <text:p text:style-name="P21"><text:span text:style-name="Source_20_Text"/></text:p>
      <text:p text:style-name="P7">We'll change the ownership and permissions on the powermon-frontend.pem file since it now contains the private key. The pagekite process when launched by the system at startup runs as the user “daemon” so we'll make the key only readable by the user “daemon.”</text:p>
      <text:p text:style-name="P22"><text:span text:style-name="T11">sudo chown daemon</text:span> <text:span text:style-name="Source_20_Text">/etc/pagekite.d/</text:span><text:span text:style-name="Source_20_Text"><text:span text:style-name="T6">powermon-</text:span></text:span><text:span text:style-name="Source_20_Text">frontend.pem</text:span></text:p>
      <text:p text:style-name="P23"><text:span text:style-name="T11">sudo chmod 400</text:span> <text:span text:style-name="Source_20_Text">/etc/pagekite.d/</text:span><text:span text:style-name="Source_20_Text"><text:span text:style-name="T6">powermon-</text:span></text:span><text:span text:style-name="Source_20_Text">frontend.pem</text:span></text:p>
      <text:p text:style-name="P23"><text:span text:style-name="Source_20_Text"/></text:p>
      <text:p text:style-name="Text_20_body"><text:span text:style-name="T11">A copy of the</text:span> <text:span text:style-name="Source_20_Text"><text:span text:style-name="T12">powermon-cert.pem file needs to be put on each of your “kites” in the /etc/pagekite.d/ folder. </text:span></text:span><text:span text:style-name="Source_20_Text"><text:span text:style-name="T13">(It's public so you can put a copy on a web server or flash drive to make it easy to copy around.)</text:span></text:span></text:p>
      <text:p text:style-name="P4"><text:span text:style-name="T15">Edit the </text:span>config files <text:span text:style-name="T15">in /etc/pagekite.d/</text:span> on <text:span text:style-name="T15">the </text:span>fro<text:span text:style-name="T10">n</text:span>tend <text:span text:style-name="T15">server</text:span>:</text:p>
      <text:h text:style-name="Heading_20_2" text:outline-level="2">10_account.rc </text:h>
      <text:p text:style-name="Preformatted_20_Text">#Empty <text:span text:style-name="T14">but file must exist</text:span></text:p>
      <text:h text:style-name="Heading_20_2" text:outline-level="2"><text:s/>20_frontends.rc</text:h>
      <text:p text:style-name="P18"># Use the pagekite.net service defaults.</text:p>
      <text:p text:style-name="P18">#defaults</text:p>
      <text:p text:style-name="P20"># ^^ make sure your comment out <text:span text:style-name="T16">or delete</text:span> the “defaults” line above!</text:p>
      <text:p text:style-name="P18"/>
      <text:p text:style-name="P18">isfrontend</text:p>
      <text:p text:style-name="P18">ports=443</text:p>
      <text:p text:style-name="P18">protos=https</text:p>
      <text:p text:style-name="P18">domain=https:<text:span text:style-name="T22">powerpi1</text:span>.noip.me:AHorseIsAHorse0fC0urse</text:p>
      <text:p text:style-name="P19">domain=https:<text:span text:style-name="T22">powerpi2</text:span>.noip.me:A<text:span text:style-name="T22">differentPassPhraseOrCouldBeTheSame</text:span></text:p>
      <text:p text:style-name="P19">domain=https:<text:span text:style-name="T22">powerpi3</text:span>.noip.me:AHorseIsAHorse0fC0urse</text:p>
      <text:p text:style-name="P18">tls_endpoint=powermon.noip.me:/etc/pagekite.d/<text:span text:style-name="T14">powermon-</text:span>frontend.pem</text:p>
      <text:p text:style-name="P18"/>
      <text:p text:style-name="P14"><text:span text:style-name="T16">All my kites will be named powerpi1.noip.me <text:s/>powerpi2.noip.me, powerpi3.noip.me, and they can use different passphrases, as defined in the domain lines in this file. Alternately, I could put in a single “domain” line with an asterisk instead of powerpi1, if I want each kite to use the identical secret passphrase. <text:s/>The passphrase is how the frontend knows that it's really one of my backends connecting and not some faker. Let's change permissions so only the pagekite daemon can read it:</text:span></text:p>
      <text:p text:style-name="P27"><text:span text:style-name="T11">sudo chown daemon</text:span> <text:span text:style-name="Source_20_Text">/etc/pagekite.d/</text:span><text:span text:style-name="Source_20_Text"><text:span text:style-name="T17">20_frontends.rc</text:span></text:span></text:p>
      <text:p text:style-name="P24"><text:span text:style-name="T11">sudo chmod 400</text:span> <text:span text:style-name="Source_20_Text">/etc/pagekite.d/</text:span><text:span text:style-name="Source_20_Text"><text:span text:style-name="T17">20_frontends.rc</text:span></text:span></text:p>
      <text:p text:style-name="P24"><text:span text:style-name="Source_20_Text"/></text:p>
      <text:p text:style-name="P8"><text:soft-page-break/><text:span text:style-name="T16">Note that I'm only opening up port 443 for ssh tunneling, but not port 80 since I'm not running a web server on my raspberry pi backends, I only want to tunnel ssh over https to give me shell access to my raspberry pi-s when they are far away behind firewalls. </text:span></text:p>
      <text:p text:style-name="P8"><text:span text:style-name="T16">Inside /etc/pagekite.d/ there should be n</text:span>o other config files <text:span text:style-name="T4">ending with .rc (.samples will be ignored.) You also need in this folder the following files, created earlier:</text:span></text:p>
      <text:p text:style-name="Preformatted_20_Text"><text:span text:style-name="T14">powermon-</text:span>frontend.pem</text:p>
      <text:p text:style-name="P25">powermon-cert.pem</text:p>
      <text:p text:style-name="P2"/>
      <text:h text:style-name="Heading_20_1" text:outline-level="1">Setting up the backends to use my frontend</text:h>
      <text:p text:style-name="P9"/>
      <text:p text:style-name="P9">My first backend is named <text:span text:style-name="T7">powerpi1.noip.me</text:span></text:p>
      <text:p text:style-name="P9">Setup the dynamicDNS account on noip.com</text:p>
      <text:p text:style-name="P9"><text:span text:style-name="T18">Install</text:span> the linux automatic updater from noip.com on my frontend server (powermon.noip.me) and set it with the username and password for powerpi1.noip.com <text:s/><text:span text:style-name="T19">Configure it to startup on boot.</text:span></text:p>
      <text:p text:style-name="P9"/>
      <text:p text:style-name="P9">Edit <text:span text:style-name="Source_20_Text">/etc/pagekite.d/10_account.rc</text:span>:</text:p>
      <text:list xml:id="list3335745678948072855" text:style-name="L2">
        <text:list-item>
          <text:p text:style-name="P16">Remove the line "abort_not_configured" and the comment above it. </text:p>
        </text:list-item>
        <text:list-item>
          <text:p text:style-name="P16">Replace "NAME.pagekite.me" with <text:span text:style-name="T19">powerpi1.noip.me</text:span></text:p>
        </text:list-item>
        <text:list-item>
          <text:p text:style-name="P15">Replace "YOURSECRET" with the <text:span text:style-name="T19">passphrase</text:span> from <text:span text:style-name="T19">the domain line in 20_frontends.rc on the frontend server, powermon.noip.me</text:span></text:p>
        </text:list-item>
      </text:list>
      <text:p text:style-name="Text_20_body"/>
      <text:p text:style-name="Preformatted_20_Text"/>
      <text:p text:style-name="Preformatted_20_Text">#################################[ This file is placed in the Public Domain. ]#</text:p>
      <text:p text:style-name="Preformatted_20_Text"># Replace the following with your account details.</text:p>
      <text:p text:style-name="Preformatted_20_Text"/>
      <text:p text:style-name="Preformatted_20_Text">kitename <text:s text:c="2"/>= power<text:span text:style-name="T19">pi1</text:span>.noip.me</text:p>
      <text:p text:style-name="Preformatted_20_Text">kitesecret = AHorseIsAHorse0fC0urse</text:p>
      <text:p text:style-name="P9"/>
      <text:p text:style-name="P10">create &amp; edit /etc/pagekite.d/80_sshd.rc <text:s/>(sudo nano /etc/pagekite.d/80_sshd.rc)</text:p>
      <text:p text:style-name="Preformatted_20_Text"/>
      <text:p text:style-name="Preformatted_20_Text">service_on = raw/22:@kitename : localhost:22 : @kitesecret</text:p>
      <text:p text:style-name="P2"/>
      <text:p text:style-name="P11">Now restart pagekite:</text:p>
      <text:p text:style-name="P29"><text:span text:style-name="Source_20_Text">sudo invoke-rc.d pagekite restart</text:span></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auto-update="true" style:class="html">
      <style:paragraph-properties fo:margin-top="0in" fo:margin-bottom="0in" loext:contextual-spacing="false"/>
      <style:text-properties style:font-name="Liberation Mono" fo:font-family="'Liberation Mono'" style:font-family-generic="modern" style:font-pitch="fixed" fo:font-size="10pt" fo:background-color="#ccffff"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08:40:06.368910091</meta:creation-date>
    <dc:date>2016-03-24T10:17:49.509883112</dc:date>
    <meta:editing-duration>PT1H3M53S</meta:editing-duration>
    <meta:editing-cycles>12</meta:editing-cycles>
    <meta:generator>LibreOffice/5.0.3.2$Linux_X86_64 LibreOffice_project/00m0$Build-2</meta:generator>
    <meta:document-statistic meta:table-count="0" meta:image-count="0" meta:object-count="0" meta:page-count="3" meta:paragraph-count="65" meta:word-count="898" meta:character-count="5961" meta:non-whitespace-character-count="5116"/>
  </office:meta>
</office:document-meta>
</file>